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837" officeooo:paragraph-rsid="001ab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node:3400) UnhandledPromiseRejectionWarning: TypeError: Cannot read property 'mimetype' of undefined</text:p>
      <text:p text:style-name="Standard"><text:s text:c="4"/>at asyncImages (/home/devon/Documents/DEV/compressor/controllers/formatasync.js:46:22)</text:p>
      <text:p text:style-name="Standard"/>
      <text:p text:style-name="P1">J’étais toujours tranquille, j’étais toujours pénard, sauf que c’était plus le soi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7:42:27.832337906</meta:creation-date>
    <dc:date>2021-04-21T17:44:02.608993977</dc:date>
    <meta:editing-duration>PT1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24" meta:character-count="275" meta:non-whitespace-character-count="250"/>
  </office:meta>
</office:document-meta>
</file>